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9.25cm" fo:min-width="4.5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15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4.05cm" fo:min-width="9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15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75cm" fo:min-width="9cm"/>
      <style:paragraph-properties style:writing-mode="lr-tb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.299cm" fo:text-indent="0cm"/>
      <style:text-properties fo:color="#050505" loext:opacity="10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Based Website Structure</text:p>
          </draw:text-box>
        </draw:frame>
        <draw:frame presentation:style-name="pr2" draw:text-style-name="P2" draw:layer="layout" svg:width="22.5cm" svg:height="9.134cm" svg:x="4.5cm" svg:y="3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omponents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On the website we have a frontend where we display country profiles that people can click on for free. Like nomads.com</text:p>
              </text:list-item>
              <text:list-item>
                <text:p text:style-name="P3">Those profiles need to be retrieved from the backend. (And probably stored in the SQL that you prefer.)</text:p>
              </text:list-item>
              <text:list-item>
                <text:p text:style-name="P3"><text:span text:style-name="T1">I have said that I have been working on the backend but what I’ve really been working on is the Tax Recommender</text:span></text:p>
                <text:list>
                  <text:list-header>
                    <text:p text:style-name="P4"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ax Recommender<text:tab/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Basically, you input your information (I make 100k a year and I have 100k in stonks and 50k in fartcoin), and I want to go to Switzerland.</text:p>
              </text:list-item>
              <text:list-item>
                <text:p>Current problems we’re solving:</text:p>
                <text:list>
                  <text:list-item>
                    <text:p>People don’t know what to tell the Tax Recommender (solution: we break it all up for them in a form, where we ask all the relevant info).</text:p>
                  </text:list-item>
                  <text:list-item>
                    <text:p>It gives <text:span text:style-name="T1">wrong answers</text:span> <text:span text:style-name="T1">(what I’m currently working on)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Wrong answer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If you just ask it straight it makes silly mistakes like recommending the Portugal residency that is no longer available, or that the Netherlands charges 36% tax on capital gains.</text:p>
              </text:list-item>
              <text:list-item>
                <text:p>Solution: I’ve downloaded the entire taxsummaries.pwc.com website, and I am throwing all of the info together per country, such that I can somehow put that in a knowledge base of the AI.</text:p>
              </text:list-item>
              <text:list-item>
                <text:p>Problem now: they are fucking long so I need to find a way to condense the inf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ackend 1: Tax Recommender end stage, and V2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Takes a profile of tax situation (salary, holdings, nationality, etc).</text:p>
              </text:list-item>
              <text:list-item>
                <text:p>V1: Takes one or two countries you like</text:p>
              </text:list-item>
              <text:list-item>
                <text:p>V2: You let it figure out which countries fit you</text:p>
                <text:list>
                  <text:list-item>
                    <text:p>This is already possible but I need to find a way to reduce the cost of it so we don’t have to loop over 30 or so tax summaries each time.</text:p>
                  </text:list-item>
                  <text:list-item>
                    <text:p>Solutions can be a RAG knowledge database, or a little elimination game <text:s/>before we put in the info. Or both. It’s not a big problem but we’re trying to move fast hence the V1 start.</text:p>
                  </text:list-item>
                </text:list>
              </text:list-item>
              <text:list-item>
                <text:p>Result V1: The Based Rating Country Comparison (takes your current country and the one you’re interested in and compares them).</text:p>
              </text:list-item>
              <text:list-item>
                <text:p>Result V2: The Based Rating (returns a list of 5 top contenders). May also add the list of popular destinations for people that match profi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Backend 2: The Country Profile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This is similar to what Mr. Levels has going on nomadlist. Overview of countries on a nice grid page, with popular destinations first. Then in the country profile we display</text:p>
              </text:list-item>
              <text:list-item>
                <text:p>A succinct description of the country</text:p>
              </text:list-item>
              <text:list-item>
                <text:p>A succinct description of the tax situation of the country, e.g. “El Salvador is popular because of its territorial tax system”, or “Germany has high taxes but has nice beer and a lot of homosexuals”.</text:p>
              </text:list-item>
              <text:list-item>
                <text:p>What else? You tell me? Discord handles of people who successfully moved? More ideas on the next p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ountry profiles cont.d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Hard to enter score for origin countries, e.g.</text:p>
                <text:list>
                  <text:list-item>
                    <text:p>South America: 8 (hard)</text:p>
                  </text:list-item>
                  <text:list-item>
                    <text:p>Netherlands 3 (easy but all in Japanese)</text:p>
                  </text:list-item>
                </text:list>
              </text:list-item>
              <text:list-item>
                <text:p>Economic data (growth)</text:p>
              </text:list-item>
              <text:list-item>
                <text:p>Crime data</text:p>
              </text:list-item>
              <text:list-item>
                <text:p>Ease-to-do-business ranking</text:p>
              </text:list-item>
              <text:list-item>
                <text:p>Rating of based.guide movers</text:p>
              </text:list-item>
              <text:list-item>
                <text:p>Expat integration</text:p>
              </text:list-item>
              <text:list-item>
                <text:p>Medical quality, price of medical services, etc.</text:p>
              </text:list-item>
              <text:list-item>
                <text:p>You tell me. It’s going to belike nomadlist but stuff that becomes relevant once you actually start LIVING there, rather than just visit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Website structure</text:p>
          </draw:text-box>
        </draw:frame>
        <draw:custom-shape draw:style-name="gr2" draw:text-style-name="P6" draw:layer="layout" svg:width="5cm" svg:height="9.5cm" svg:x="5cm" svg:y="4cm">
          <text:p text:style-name="P6">Frontend:</text:p>
          <text:p text:style-name="P6"/>
          <text:p text:style-name="P6">Shows grid<text:line-break/>Profile page<text:line-break/>Etc.<text:line-break/>Button that says<text:line-break/>”GET AI TAX<text:line-break/>OPTIMIZATION”<text:line-break/>or something</text:p>
          <text:p text:style-name="P6">to that </text:p>
          <text:p text:style-name="P6">effect.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10.5cm" svg:y1="5.749cm" svg:x2="15cm" svg:y2="5.5cm">
          <text:p/>
        </draw:line>
        <draw:custom-shape draw:style-name="gr4" draw:text-style-name="P6" draw:layer="layout" svg:width="9.5cm" svg:height="4.3cm" svg:x="16cm" svg:y="3.2cm">
          <text:p text:style-name="P6">Country Profiles SQL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5cm" svg:y1="11cm" svg:x2="15.5cm" svg:y2="11.5cm">
          <text:p/>
        </draw:line>
        <draw:custom-shape draw:style-name="gr6" draw:text-style-name="P6" draw:layer="layout" svg:width="9.5cm" svg:height="5cm" svg:x="16cm" svg:y="9cm">
          <text:p text:style-name="P6">Tax Recommender<text:line-break/>V1, V2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Website V1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Build all the functionality so it works but is still fake and also gay. </text:p>
              </text:list-item>
              <text:list-item>
                <text:p>This means:</text:p>
                <text:list>
                  <text:list-item>
                    <text:p>Backend returns country profiles (let’s agree on at least some of the data that goes into it).<text:line-break/></text:p>
                  </text:list-item>
                  <text:list-item>
                    <text:p>Tax Recommender backend returns some basic rundown of your origin country compared to your destination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Later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Better tax recommender</text:p>
              </text:list-item>
              <text:list-item>
                <text:p>Laywer Connect</text:p>
              </text:list-item>
              <text:list-item>
                <text:p>Discord (actually best to start early on this one)</text:p>
              </text:list-item>
              <text:list-item>
                <text:p>Members area (ppl get credits to run the Tax Recommender, etc, and go on the Discord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4:23:55.655613676</meta:creation-date>
    <meta:editing-duration>PT46M6S</meta:editing-duration>
    <meta:editing-cycles>2</meta:editing-cycles>
    <meta:generator>LibreOffice/7.4.2.3$MacOSX_X86_64 LibreOffice_project/382eef1f22670f7f4118c8c2dd222ec7ad009daf</meta:generator>
    <dc:title>DNA</dc:title>
    <dc:date>2025-02-23T15:10:01.838591479</dc:date>
    <meta:document-statistic meta:object-count="146"/>
  </office:meta>
</office:document-meta>
</file>